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left="0.75in" fo:margin-right="0in" fo:margin-top="0in" fo:margin-bottom="0in" loext:contextual-spacing="false" fo:text-align="center" style:justify-single-word="false" fo:text-indent="0in" style:auto-text-indent="false"/>
      <style:text-properties officeooo:paragraph-rsid="0013b00e"/>
    </style:style>
    <style:style style:name="P3" style:family="paragraph" style:parent-style-name="Standard">
      <style:paragraph-properties fo:margin-top="0in" fo:margin-bottom="0in" loext:contextual-spacing="tru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75in" fo:margin-right="0in" fo:margin-top="0in" fo:margin-bottom="0in" loext:contextual-spacing="false" fo:text-indent="-0.75in" style:auto-text-indent="false"/>
      <style:text-properties officeooo:paragraph-rsid="0013b00e"/>
    </style:style>
    <style:style style:name="P5" style:family="paragraph" style:parent-style-name="Standard">
      <style:paragraph-properties fo:margin-left="0.3752in" fo:margin-right="0in" fo:margin-top="0in" fo:margin-bottom="0in" loext:contextual-spacing="false" fo:text-indent="-0.3752in" style:auto-text-indent="false"/>
    </style:style>
    <style:style style:name="P6" style:family="paragraph" style:parent-style-name="Standard" style:master-page-name="">
      <loext:graphic-properties draw:fill="none"/>
      <style:paragraph-properties fo:margin-left="0.3752in" fo:margin-right="0in" fo:margin-top="0in" fo:margin-bottom="0in" loext:contextual-spacing="false" fo:line-height="100%" fo:text-align="start" style:justify-single-word="false" fo:orphans="2" fo:widows="2" fo:text-indent="-0.3752in" style:auto-text-indent="false" style:page-number="auto" fo:background-color="transparent" style:writing-mode="lr-tb"/>
    </style:style>
    <style:style style:name="P7" style:family="paragraph" style:parent-style-name="Standard">
      <style:paragraph-properties fo:margin-left="0.3752in" fo:margin-right="0in" fo:margin-top="0in" fo:margin-bottom="0.139in" loext:contextual-spacing="true" fo:text-indent="-0.3752in" style:auto-text-indent="false"/>
    </style:style>
    <style:style style:name="P8" style:family="paragraph" style:parent-style-name="Standard">
      <style:paragraph-properties fo:margin-left="0.3752in" fo:margin-right="0in" fo:margin-top="0in" fo:margin-bottom="0in" loext:contextual-spacing="true" fo:text-indent="-0.75in" style:auto-text-indent="false"/>
    </style:style>
    <style:style style:name="P9" style:family="paragraph" style:parent-style-name="Standard">
      <style:paragraph-properties fo:margin-left="0.3752in" fo:margin-right="0in" fo:margin-top="0in" fo:margin-bottom="0in" loext:contextual-spacing="false" fo:text-indent="-0.75in" style:auto-text-indent="false"/>
    </style:style>
    <style:style style:name="P10" style:family="paragraph" style:parent-style-name="Standard" style:master-page-name="">
      <loext:graphic-properties draw:fill="none"/>
      <style:paragraph-properties fo:margin-left="0.3752in" fo:margin-right="0in" fo:margin-top="0in" fo:margin-bottom="0in" loext:contextual-spacing="false" fo:line-height="100%" fo:text-align="start" style:justify-single-word="false" fo:orphans="2" fo:widows="2" fo:text-indent="-0.75in" style:auto-text-indent="false" style:page-number="auto" fo:background-color="transparent" style:writing-mode="lr-tb"/>
      <style:text-properties officeooo:paragraph-rsid="0013b00e"/>
    </style:style>
    <style:style style:name="P11" style:family="paragraph" style:parent-style-name="List_20_Paragraph">
      <style:paragraph-properties fo:margin-left="0.3752in" fo:margin-right="0in" fo:margin-top="0in" fo:margin-bottom="0in" loext:contextual-spacing="false" fo:text-indent="-0.75in" style:auto-text-indent="false"/>
    </style:style>
    <style:style style:name="P12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master-page-name="Standard">
      <style:paragraph-properties fo:margin-left="0.75in" fo:margin-right="0in" fo:margin-top="0in" fo:margin-bottom="0in" loext:contextual-spacing="false" fo:line-height="115%" fo:text-align="center" style:justify-single-word="false" fo:text-indent="0in" style:auto-text-indent="false" style:page-number="auto">
        <style:tab-stops>
          <style:tab-stop style:position="0.37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.75in" fo:margin-right="0in" fo:margin-top="0in" fo:margin-bottom="0in" loext:contextual-spacing="false" fo:text-align="center" style:justify-single-word="false" fo:text-indent="0in" style:auto-text-indent="false"/>
      <style:text-properties fo:font-size="12pt" fo:font-weight="bold" officeooo:paragraph-rsid="0013b00e" style:font-size-asian="12pt" style:font-weight-asian="bold" style:font-size-complex="12pt"/>
    </style:style>
    <style:style style:name="P15" style:family="paragraph" style:parent-style-name="Standard">
      <style:paragraph-properties fo:margin-left="0.75in" fo:margin-right="0in" fo:text-align="center" style:justify-single-word="false" fo:text-indent="0in" style:auto-text-indent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16" style:family="paragraph" style:parent-style-name="Standard">
      <style:paragraph-properties fo:margin-left="0.3752in" fo:margin-right="0in" fo:margin-top="0in" fo:margin-bottom="0in" loext:contextual-spacing="false" fo:text-indent="-0.3752in" style:auto-text-indent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17" style:family="paragraph" style:parent-style-name="Standard">
      <style:paragraph-properties fo:margin-left="0.3752in" fo:margin-right="0in" fo:margin-top="0in" fo:margin-bottom="0in" loext:contextual-spacing="false" fo:text-indent="-0.3752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8" style:family="paragraph" style:parent-style-name="Standard">
      <style:paragraph-properties fo:margin-left="0.3752in" fo:margin-right="0in" fo:margin-top="0in" fo:margin-bottom="0in" loext:contextual-spacing="false" fo:text-indent="-0.75in" style:auto-text-indent="false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3b00e" style:font-size-asian="12pt" style:font-weight-asian="bold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3b00e" style:font-size-asian="10pt" style:font-size-complex="10pt"/>
    </style:style>
    <style:style style:name="T6" style:family="text">
      <style:text-properties fo:font-size="10pt" officeooo:rsid="0015a6e0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style:text-position="super 58%" fo:font-size="10pt" fo:font-style="italic" style:font-size-asian="10pt" style:font-style-asian="italic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EORGE HUTCHINSON</text:p>
      <text:p text:style-name="P14">4669 Vintage Ranch Lane, Santa Barbara, CA, 93110</text:p>
      <text:p text:style-name="P2"><text:span text:style-name="T1">(805) 252-7231, </text:span><text:span text:style-name="T2">geohh@protonmail.ch</text:span></text:p>
      <text:p text:style-name="P3"/>
      <text:p text:style-name="P15">RESUME</text:p>
      <text:p text:style-name="P4"><text:span text:style-name="T3">ACADEMICS: </text:span><text:span text:style-name="T4"><text:s/></text:span></text:p>
      <text:p text:style-name="P10"><text:span text:style-name="T4"><text:tab/>Cumulative GPA: 4.</text:span><text:span text:style-name="T5">18</text:span><text:span text:style-name="T4"> at Stevenson School, Pebble Beach, CA, </text:span><text:span text:style-name="T5">Class of 2016</text:span></text:p>
      <text:p text:style-name="P6"><text:span text:style-name="T4"><text:tab/></text:span><text:span text:style-name="T6">Cumulative GPA: 3.676 at </text:span><text:span text:style-name="T5">UC Berkeley College of Engineering, Undeclared, Class of 2020</text:span></text:p>
      <text:p text:style-name="P16"/>
      <text:p text:style-name="P7"><text:span text:style-name="T3">HONORS/AWARDS:</text:span><text:span text:style-name="T4"> </text:span></text:p>
      <text:p text:style-name="P8"><text:span text:style-name="T7"><text:tab/>High Honors </text:span><text:span text:style-name="T4">all trimesters of Junior, Sophomore, and Freshman years</text:span></text:p>
      <text:p text:style-name="P18"><text:tab/>Prefect (Dormitory Hall Resident Student Director); 2015-2016</text:p>
      <text:p text:style-name="P9"><text:span text:style-name="T7"><text:tab/>Cum Laude Society </text:span><text:span text:style-name="T4">for Academic Achievement;</text:span><text:span text:style-name="T7"> </text:span><text:span text:style-name="T4">2015, 2016</text:span></text:p>
      <text:p text:style-name="P9"><text:span text:style-name="T4"><text:tab/>Winner</text:span><text:span text:style-name="T7"> Rensselaer Medal</text:span><text:span text:style-name="T4"> for scientific and mathematical achievement 2015</text:span></text:p>
      <text:p text:style-name="P9"><text:span text:style-name="T4"><text:tab/>Finalist</text:span><text:span text:style-name="T7"> Robert U. Ricklefs Award </text:span><text:span text:style-name="T4">for determination, responsibility, unselfishness, consideration for others, loyalty, duty, <text:tab/>and courage 2015</text:span></text:p>
      <text:p text:style-name="P9"><text:span text:style-name="T4"><text:tab/>Co-leader Stevenson Wilderness Experi</text:span><text:bookmark text:name="_GoBack"/><text:span text:style-name="T4">ence; March 2015</text:span></text:p>
      <text:p text:style-name="P9"><text:span text:style-name="T4"><text:tab/>Rotary International Youth Leadership Award &amp; </text:span><text:span text:style-name="T7">Camp Royal</text:span><text:span text:style-name="T4"> attendance – June 2015</text:span></text:p>
      <text:p text:style-name="P9"><text:span text:style-name="T7"><text:tab/>Summa Cum Laude </text:span><text:span text:style-name="T4">on</text:span><text:span text:style-name="T7"> </text:span><text:span text:style-name="T4">National Latin Examination, 2013, 2014, 2015</text:span></text:p>
      <text:p text:style-name="P9"><text:span text:style-name="T7"><text:tab/>Honorable Mention</text:span><text:span text:style-name="T4"> as member of </text:span><text:span text:style-name="T7">Stevenson School Mathletics Team: 2014</text:span></text:p>
      <text:p text:style-name="P9"><text:span text:style-name="T4"><text:tab/>Monterey Co. Science Fair (Senior Division) Second Place in Electronics and Electromagnetics with project “</text:span><text:span text:style-name="T7">BUILDING A <text:tab/>RANGE FINDER USING LASER POINTER AND WEBCAM” </text:span><text:span text:style-name="T4">2014</text:span></text:p>
      <text:p text:style-name="P9"><text:span text:style-name="T4"><text:tab/>Grand Prize Santa Barbara Co. Science Fair (Junior Division) and First Place Mathematics &amp; Software: <text:s/>“</text:span><text:span text:style-name="T7">SODUKO.EXE: <text:tab/>CAN THE USE OF LOGICAL TRICKS AID WINNING IN A GAME OF GREAT <text:tab/>IMPORTANCE TO MANKIND?”</text:span><text:span text:style-name="T4"> 2012</text:span></text:p>
      <text:p text:style-name="P17">LEADERSHIP:</text:p>
      <text:p text:style-name="P18"><text:tab/>Student Council: Leadership Committee; 2015-2016</text:p>
      <text:p text:style-name="P18"><text:tab/>Student Council: Activities Planning Committee, member - 2014-present; Worked directly on: Back-to-School Dance, Homecoming, Haunted House, Luau </text:p>
      <text:p text:style-name="P18"><text:tab/>Sophomore Wilderness Expedition: Co-Leader on 2015 and 2016 trip</text:p>
      <text:p text:style-name="P18"><text:tab/>Co-founder Robotics Club; 2014-present</text:p>
      <text:p text:style-name="P18"><text:tab/>Weekly Humor Publicist; responsible for choosing weekly humorous literature for cafeteria tables; 2014-preseent</text:p>
      <text:p text:style-name="P5"><text:span text:style-name="T3">INTERNSHIP/WORK EXPERIENCE:</text:span><text:span text:style-name="T4"> </text:span></text:p>
      <text:p text:style-name="P18"><text:tab/>1. Junior Assembly Intern, </text:p>
      <text:p text:style-name="P9"><text:span text:style-name="T7"><text:tab/><text:tab/></text:span><text:span text:style-name="T4">a). experimenting with methods and processes to reduce contamination in the process of bonding silicon die to a wafer <text:tab/>b) automating the system which would analyze the flaws that said contamination created</text:span></text:p>
      <text:p text:style-name="P9"><text:span text:style-name="T4"><text:tab/>2. Univ. of CA at Santa Barbara Physics Dept. </text:span><text:span text:style-name="T7">Research Mentorship Program </text:span><text:span text:style-name="T4">In lab of Prof Phil Lubin: </text:span><text:span text:style-name="T7">Frosty Mirror Frontier: Analyzing the Optical Effects of Mid-stratospheric Conditions on a Telescope Mirror</text:span><text:span text:style-name="T4">; summer 2015</text:span></text:p>
      <text:p text:style-name="P12"><text:span text:style-name="T3">EXTRACURRICULAR ACTIVITIES:</text:span><text:span text:style-name="T8"><text:tab/></text:span></text:p>
      <text:p text:style-name="P18"><text:tab/>Classical Piano, 2005-present. <text:s/>Currently studying under Mr. Lynwood F. Bronson. Preformed at multiple in-studio recitals. <text:s/></text:p>
      <text:p text:style-name="P18"><text:tab/>Technical Theater – 2012-present:</text:p>
      <text:p text:style-name="P9"><text:span text:style-name="T4"><text:tab/><text:tab/>2012-13: </text:span><text:span text:style-name="T7">Our Town:</text:span><text:span text:style-name="T4"> Stage Crew; </text:span><text:span text:style-name="T7">Little Shop of Horrors:</text:span><text:span text:style-name="T4"> Followspot Operator; </text:span><text:span text:style-name="T7">Durang. Durang? Durang!:</text:span><text:span text:style-name="T4"> Stage Crew and Followspot Operator</text:span></text:p>
      <text:p text:style-name="P9"><text:span text:style-name="T4"><text:tab/><text:tab/>2013-14: </text:span><text:span text:style-name="T7">The Diviners:</text:span><text:span text:style-name="T4"> Stage Crew; </text:span><text:span text:style-name="T7">25</text:span><text:span text:style-name="T9">th</text:span><text:span text:style-name="T7"> Annual Putnam County Spelling Bee: </text:span><text:span text:style-name="T4">Followspot Operator; </text:span><text:span text:style-name="T7">The Importance of Being Earnest: </text:span><text:span text:style-name="T4">Deck Captain</text:span></text:p>
      <text:p text:style-name="P9"><text:span text:style-name="T4"><text:tab/><text:tab/>2014-15: </text:span><text:span text:style-name="T7">A Midsummer Night’s Dream: </text:span><text:span text:style-name="T4">Lighting Designer/Operator; </text:span><text:span text:style-name="T7">Working: A Musical: </text:span><text:span text:style-name="T4">Lighting Designer/Operator</text:span></text:p>
      <text:p text:style-name="P18"><text:tab/><text:tab/>Various other concerts and performances- </text:p>
      <text:p text:style-name="P9"><text:span text:style-name="T4"><text:tab/>Johns Hopkins University Center for Gifted and Talented Youth (JHU-CTY) Intensive Studies Summer Program: 2010 (</text:span><text:span text:style-name="T7">Robotics</text:span><text:span text:style-name="T4">), <text:tab/>2011 (</text:span><text:span text:style-name="T7">Computer Science, Intro to Engineering</text:span><text:span text:style-name="T4">), 2012 (</text:span><text:span text:style-name="T7">Mathematical</text:span><text:span text:style-name="T4"> </text:span><text:span text:style-name="T7">Logic, Cryptology</text:span><text:span text:style-name="T4">), 2013 (</text:span><text:span text:style-name="T7">Probability and Game Theory</text:span><text:span text:style-name="T4">), <text:tab/>2014 (</text:span><text:span text:style-name="T7">Fast-paced Physics, Macroeconomics)</text:span><text:span text:style-name="T4">. </text:span></text:p>
      <text:p text:style-name="P18"><text:tab/>Amateur Radio Operator on KSPB Pebble Beach, 91.9 FM (2014-2015)</text:p>
      <text:p text:style-name="P11"><text:span text:style-name="T4"><text:tab/>Science Bowl Team; 2015</text:span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043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043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043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043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004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04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043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043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043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835in"/>
        </style:list-level-properties>
        <style:text-properties fo:font-family="Calibri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83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83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835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83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83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83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83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83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Hutchinson</meta:initial-creator>
    <meta:editing-cycles>5</meta:editing-cycles>
    <meta:print-date>2015-07-21T19:38:00</meta:print-date>
    <meta:creation-date>2016-01-16T07:23:00</meta:creation-date>
    <dc:date>2017-03-15T23:18:32.188092812</dc:date>
    <meta:editing-duration>PT2H6M39S</meta:editing-duration>
    <meta:generator>LibreOffice/5.2.2.2$Linux_X86_64 LibreOffice_project/20m0$Build-2</meta:generator>
    <meta:document-statistic meta:table-count="0" meta:image-count="0" meta:object-count="0" meta:page-count="1" meta:paragraph-count="39" meta:word-count="432" meta:character-count="3250" meta:non-whitespace-character-count="2799"/>
    <meta:user-defined meta:name="AppVersion">15.0000</meta:user-defined>
    <meta:user-defined meta:name="Company">Stevenson Schoo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